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6621" officeooo:paragraph-rsid="00106621"/>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officeooo:rsid="00106621" officeooo:paragraph-rsid="00106621"/>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rsid="00106621" officeooo:paragraph-rsid="00106621"/>
    </style:style>
    <style:style style:name="P4" style:family="paragraph" style:parent-style-name="Standard">
      <style:paragraph-properties fo:text-align="start" style:justify-single-word="false" fo:break-before="page"/>
      <style:text-properties style:font-name="Arial" style:text-underline-style="solid" style:text-underline-width="auto" style:text-underline-color="font-color" officeooo:rsid="00106621" officeooo:paragraph-rsid="00106621"/>
    </style:style>
    <style:style style:name="P5" style:family="paragraph" style:parent-style-name="Standard">
      <style:paragraph-properties fo:text-align="start" style:justify-single-word="false"/>
      <style:text-properties style:font-name="Arial" style:text-underline-style="none" officeooo:rsid="00106621" officeooo:paragraph-rsid="0013b7e8"/>
    </style:style>
    <style:style style:name="P6" style:family="paragraph" style:parent-style-name="Standard">
      <style:paragraph-properties fo:text-align="start" style:justify-single-word="false"/>
      <style:text-properties style:font-name="Arial" style:text-underline-style="none" officeooo:rsid="00106621" officeooo:paragraph-rsid="00106621"/>
    </style:style>
    <style:style style:name="P7" style:family="paragraph" style:parent-style-name="Standard">
      <style:paragraph-properties fo:text-align="start" style:justify-single-word="false"/>
      <style:text-properties style:font-name="Arial" style:text-underline-style="none" officeooo:rsid="0011e071" officeooo:paragraph-rsid="0011e071"/>
    </style:style>
    <style:style style:name="P8" style:family="paragraph" style:parent-style-name="Standard">
      <style:paragraph-properties fo:text-align="start" style:justify-single-word="false"/>
      <style:text-properties style:font-name="Arial" style:text-underline-style="none" officeooo:rsid="0013b7e8" officeooo:paragraph-rsid="0013b7e8"/>
    </style:style>
    <style:style style:name="P9" style:family="paragraph" style:parent-style-name="Standard">
      <style:paragraph-properties fo:text-align="start" style:justify-single-word="false"/>
      <style:text-properties style:font-name="Arial" fo:font-style="italic" style:text-underline-style="solid" style:text-underline-width="auto" style:text-underline-color="font-color" officeooo:rsid="0013b7e8" officeooo:paragraph-rsid="00106621" style:font-style-asian="italic" style:font-style-complex="italic"/>
    </style:style>
    <style:style style:name="P10" style:family="paragraph" style:parent-style-name="Standard">
      <style:paragraph-properties fo:text-align="center" style:justify-single-word="false"/>
      <style:text-properties style:font-name="Arial" fo:font-size="24pt" style:text-underline-style="none" officeooo:rsid="00157549" officeooo:paragraph-rsid="00157549" style:font-size-asian="24pt" style:font-size-complex="24pt"/>
    </style:style>
    <style:style style:name="T1" style:family="text">
      <style:text-properties officeooo:rsid="0011e071"/>
    </style:style>
    <style:style style:name="T2" style:family="text">
      <style:text-properties officeooo:rsid="0013b7e8"/>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officeooo:rsid="001400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ucas DA SILVEIRA</text:p>
      <text:p text:style-name="P2"/>
      <text:p text:style-name="P2"/>
      <text:p text:style-name="P2"/>
      <text:p text:style-name="P2"/>
      <text:p text:style-name="P2"/>
      <text:p text:style-name="P3"><text:span text:style-name="T5">Présentation </text:span>;</text:p>
      <text:p text:style-name="P3"/>
      <text:p text:style-name="P5">Bonjour, je m’appelle Lucas Da Silveira, <text:span text:style-name="T2">j’ai 19 ans</text:span> <text:span text:style-name="T2">et</text:span> j’habite <text:span text:style-name="T2">à Coisevaux (70), je suis actuellement en première année de </text:span><text:span text:style-name="T1">BUT Informatique (Bachelors Universitaires de Technologie).</text:span></text:p>
      <text:p text:style-name="P3"/>
      <text:p text:style-name="P3"/>
      <text:p text:style-name="P3"/>
      <text:p text:style-name="P3"><text:span text:style-name="T5">Compétences </text:span>:</text:p>
      <text:p text:style-name="P6"/>
      <text:p text:style-name="P6">Je maîtrise certains langages informatiques tel que :</text:p>
      <text:p text:style-name="P6"><text:tab/>-Pyhton</text:p>
      <text:p text:style-name="P6"><text:tab/>- Java</text:p>
      <text:p text:style-name="P6"><text:tab/>- MySQL</text:p>
      <text:p text:style-name="P6"><text:tab/>- HTML</text:p>
      <text:p text:style-name="P6"><text:tab/>-CSS</text:p>
      <text:p text:style-name="P6"/>
      <text:p text:style-name="P6">Je maîtrise aussi le framework Flask. </text:p>
      <text:p text:style-name="P6"/>
      <text:p text:style-name="P6">Je sais utiliser la suite Microsoft office, mais aussi des outils de création tel que : </text:p>
      <text:p text:style-name="P6"><text:s/><text:tab/>-Photoshop </text:p>
      <text:p text:style-name="P6"><text:tab/>-Figma. </text:p>
      <text:p text:style-name="P6"/>
      <text:p text:style-name="P6">Enfin je maîtrise les systèmes d’exploitation suivant : </text:p>
      <text:p text:style-name="P6"><text:tab/>-Windows</text:p>
      <text:p text:style-name="P6"><text:tab/>-Linux</text:p>
      <text:p text:style-name="P3"/>
      <text:p text:style-name="P3"/>
      <text:p text:style-name="P3"/>
      <text:p text:style-name="P3"/>
      <text:p text:style-name="P3"><text:span text:style-name="T5">Expérience </text:span>:</text:p>
      <text:p text:style-name="P3"/>
      <text:p text:style-name="P7">Ma première expérience liée à l’informatique est mon stage de 3ème dans l’entreprise IBM à Belfort. J’ai pu y découvrir le métier de développeur. </text:p>
      <text:p text:style-name="P7"/>
      <text:p text:style-name="P8">En première et terminal, j’ai choisie la fillière STI2D (Sciences et Technologie de l’industrie et du développement durable) avec option SIN ( Système d’information et Numérique).</text:p>
      <text:p text:style-name="P7"/>
      <text:p text:style-name="P7"><text:span text:style-name="T2">Après le bac,</text:span> j’ai fait une année en CPGE TSI (Classe préparatoire aux Grandes Écoles <text:s/>Technologique et Sciences de l’Ingénierie). </text:p>
      <text:p text:style-name="P7"/>
      <text:p text:style-name="P7"><text:span text:style-name="T2">Actuellement,</text:span> je suis allé en BUT Informatique (Bachelors Universitaires de Technologie), <text:span text:style-name="T2">où l’on m’enseigne la matière PPP ( Projet personnel et professionnel).</text:span></text:p>
      <text:p text:style-name="P3"/>
      <text:p text:style-name="P3"/>
      <text:p text:style-name="P4"><text:span text:style-name="T5">Souhait professionnel</text:span> :</text:p>
      <text:p text:style-name="P9"/>
      <text:p text:style-name="P8"><text:span text:style-name="T3">Mon souhait professionnel est de pouvoir travailler dans l’informatique, plus précisément dans le développement d’application mobile. Au début j’aimerais travailler en France pendant quelques années afin de me former et améliorer mon expérience professionnelle. Pour plus tard partir à l’étranger, par exemple le Luxembourg ou la Suisse , pour leur niveau de vie élevé.</text:span></text:p>
      <text:p text:style-name="P3"/>
      <text:p text:style-name="P3"><text:span text:style-name="T5">Objectif </text:span>:</text:p>
      <text:p text:style-name="P3"/>
      <text:p text:style-name="P8">Mes objectifs sont d’être heureux dans la vie (aussi bien professionnellement que personnellement), être bien financièrement <text:span text:style-name="T6">et posséder une Porsche 911 GT3 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7:06:44.012400833</meta:creation-date>
    <dc:date>2023-01-16T17:52:51.041973732</dc:date>
    <meta:editing-duration>PT46M6S</meta:editing-duration>
    <meta:editing-cycles>5</meta:editing-cycles>
    <meta:generator>LibreOffice/7.4.4.2$Linux_X86_64 LibreOffice_project/40$Build-2</meta:generator>
    <meta:document-statistic meta:table-count="0" meta:image-count="0" meta:object-count="0" meta:page-count="2" meta:paragraph-count="26" meta:word-count="260" meta:character-count="1727" meta:non-whitespace-character-count="1475"/>
  </office:meta>
</office:document-meta>
</file>